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466200466200466" calcext:value-type="percentage">
            <text:p>0,5%</text:p>
          </table:table-cell>
          <table:table-cell table:style-name="ce46" table:formula="of:=[.E3]" office:value-type="percentage" office:value="0.00466200466200466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4]+[.C4]" office:value-type="float" office:value="53" calcext:value-type="float">
            <text:p>53</text:p>
          </table:table-cell>
          <table:table-cell table:style-name="ce42" table:formula="of:=[.D4]/[.$D$12]" office:value-type="percentage" office:value="0.123543123543124" calcext:value-type="percentage">
            <text:p>12,4%</text:p>
          </table:table-cell>
          <table:table-cell table:style-name="ce47" table:formula="of:=[.F3]+[.E4]" office:value-type="percentage" office:value="0.128205128205128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9" calcext:value-type="float">
            <text:p>39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5]+[.C5]" office:value-type="float" office:value="66" calcext:value-type="float">
            <text:p>66</text:p>
          </table:table-cell>
          <table:table-cell table:style-name="ce42" table:formula="of:=[.D5]/[.$D$12]" office:value-type="percentage" office:value="0.153846153846154" calcext:value-type="percentage">
            <text:p>15,4%</text:p>
          </table:table-cell>
          <table:table-cell table:style-name="ce46" table:formula="of:=[.F4]+[.E5]" office:value-type="percentage" office:value="0.282051282051282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6]+[.C6]" office:value-type="float" office:value="49" calcext:value-type="float">
            <text:p>49</text:p>
          </table:table-cell>
          <table:table-cell table:style-name="ce42" table:formula="of:=[.D6]/[.$D$12]" office:value-type="percentage" office:value="0.114219114219114" calcext:value-type="percentage">
            <text:p>11,4%</text:p>
          </table:table-cell>
          <table:table-cell table:style-name="ce48" table:formula="of:=[.F5]+[.E6]" office:value-type="percentage" office:value="0.396270396270396" calcext:value-type="percentage">
            <text:p>4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35" calcext:value-type="float">
            <text:p>35</text:p>
          </table:table-cell>
          <table:table-cell table:style-name="ce35" table:formula="of:=[.B7]+[.C7]" office:value-type="float" office:value="58" calcext:value-type="float">
            <text:p>58</text:p>
          </table:table-cell>
          <table:table-cell table:style-name="ce42" table:formula="of:=[.D7]/[.$D$12]" office:value-type="percentage" office:value="0.135198135198135" calcext:value-type="percentage">
            <text:p>13,5%</text:p>
          </table:table-cell>
          <table:table-cell table:style-name="ce48" table:formula="of:=[.F6]+[.E7]" office:value-type="percentage" office:value="0.531468531468531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[.B8]+[.C8]" office:value-type="float" office:value="67" calcext:value-type="float">
            <text:p>67</text:p>
          </table:table-cell>
          <table:table-cell table:style-name="ce42" table:formula="of:=[.D8]/[.$D$12]" office:value-type="percentage" office:value="0.156177156177156" calcext:value-type="percentage">
            <text:p>15,6%</text:p>
          </table:table-cell>
          <table:table-cell table:style-name="ce46" table:formula="of:=[.F7]+[.E8]" office:value-type="percentage" office:value="0.687645687645688" calcext:value-type="percentage">
            <text:p>6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35" table:formula="of:=[.B9]+[.C9]" office:value-type="float" office:value="47" calcext:value-type="float">
            <text:p>47</text:p>
          </table:table-cell>
          <table:table-cell table:style-name="ce42" table:formula="of:=[.D9]/[.$D$12]" office:value-type="percentage" office:value="0.10955710955711" calcext:value-type="percentage">
            <text:p>11,0%</text:p>
          </table:table-cell>
          <table:table-cell table:style-name="ce46" table:formula="of:=[.F8]+[.E9]" office:value-type="percentage" office:value="0.797202797202797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10]+[.C10]" office:value-type="float" office:value="35" calcext:value-type="float">
            <text:p>35</text:p>
          </table:table-cell>
          <table:table-cell table:style-name="ce42" table:formula="of:=[.D10]/[.$D$12]" office:value-type="percentage" office:value="0.0815850815850816" calcext:value-type="percentage">
            <text:p>8,2%</text:p>
          </table:table-cell>
          <table:table-cell table:style-name="ce46" table:formula="of:=[.F9]+[.E10]" office:value-type="percentage" office:value="0.878787878787879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39" calcext:value-type="float">
            <text:p>39</text:p>
          </table:table-cell>
          <table:table-cell table:style-name="ce35" table:formula="of:=[.B11]+[.C11]" office:value-type="float" office:value="52" calcext:value-type="float">
            <text:p>52</text:p>
          </table:table-cell>
          <table:table-cell table:style-name="ce43" table:formula="of:=[.D11]/[.$D$12]" office:value-type="percentage" office:value="0.121212121212121" calcext:value-type="percentage">
            <text:p>12,1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94" calcext:value-type="float">
            <text:p>194</text:p>
          </table:table-cell>
          <table:table-cell table:style-name="ce20" table:formula="of:=SUM([.C3:.C11])" office:value-type="float" office:value="235" calcext:value-type="float">
            <text:p>235</text:p>
          </table:table-cell>
          <table:table-cell table:style-name="ce36" table:formula="of:=SUM([.D3:.D11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52214452214452" calcext:value-type="percentage">
            <text:p>45 %</text:p>
          </table:table-cell>
          <table:table-cell table:style-name="ce21" table:formula="of:=[.C12]/[.D12]" office:value-type="percentage" office:value="0.547785547785548" calcext:value-type="percentage">
            <text:p>55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4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98" calcext:value-type="float">
            <text:p>298</text:p>
          </table:table-cell>
          <table:table-cell table:style-name="ce38" office:value-type="float" office:value="14" calcext:value-type="float">
            <text:p>14</text:p>
          </table:table-cell>
          <table:table-cell table:style-name="ce23" table:formula="of:=SUM([.A18:.D18])" office:value-type="float" office:value="433" calcext:value-type="float">
            <text:p>433</text:p>
          </table:table-cell>
          <table:table-cell/>
          <table:table-cell table:style-name="ce60" office:value-type="percentage" office:value="0.038" calcext:value-type="percentage" table:number-columns-spanned="3" table:number-rows-spanned="1">
            <text:p>3,8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68591224018476" calcext:value-type="percentage">
            <text:p>16,9%</text:p>
          </table:table-cell>
          <table:table-cell table:style-name="ce9" table:formula="of:=[.B18]/[.$E$18]" office:value-type="percentage" office:value="0.110854503464203" calcext:value-type="percentage">
            <text:p>11,1%</text:p>
          </table:table-cell>
          <table:table-cell table:style-name="ce9" table:formula="of:=[.C18]/[.$E$18]" office:value-type="percentage" office:value="0.688221709006928" calcext:value-type="percentage">
            <text:p>68,8%</text:p>
          </table:table-cell>
          <table:table-cell table:style-name="ce9" table:formula="of:=[.D18]/[.$E$18]" office:value-type="percentage" office:value="0.0323325635103926" calcext:value-type="percentage">
            <text:p>3,2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6 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0.9" calcext:value-type="float" table:number-columns-spanned="3" table:number-rows-spanned="1">
            <text:p>10,9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22" calcext:value-type="float">
            <text:p>222</text:p>
          </table:table-cell>
          <table:table-cell table:style-name="ce30" table:formula="of:=[.B22]/[.E18]" office:value-type="percentage" office:value="0.51270207852194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05" calcext:value-type="float">
            <text:p>205</text:p>
          </table:table-cell>
          <table:table-cell table:style-name="ce31" table:formula="of:=[.B23]/[.E18]" office:value-type="percentage" office:value="0.473441108545035" calcext:value-type="percentage">
            <text:p>47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4" office:value-type="float" office:value="24" calcext:value-type="float">
            <text:p>24</text:p>
          </table:table-cell>
          <table:table-cell table:style-name="ce32" table:formula="of:=[.B28]/[.$B$100]" office:value-type="percentage" office:value="0.0554272517321016" calcext:value-type="percentage">
            <text:p>5,54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26" calcext:value-type="float">
            <text:p>26</text:p>
          </table:table-cell>
          <table:table-cell table:style-name="ce72" table:formula="of:=[.G28]/[.G$37]" office:value-type="percentage" office:value="0.0600461893764434" calcext:value-type="percentage">
            <text:p>6,00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4" office:value-type="float" office:value="21" calcext:value-type="float">
            <text:p>21</text:p>
          </table:table-cell>
          <table:table-cell table:style-name="ce32" table:formula="of:=[.B29]/[.$B$100]" office:value-type="percentage" office:value="0.0484988452655889" calcext:value-type="percentage">
            <text:p>4,85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19" calcext:value-type="float">
            <text:p>19</text:p>
          </table:table-cell>
          <table:table-cell table:style-name="ce73" table:formula="of:=[.G29]/[.G$37]" office:value-type="percentage" office:value="0.0438799076212471" calcext:value-type="percentage">
            <text:p>4,3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0]/[.$B$100]" office:value-type="percentage" office:value="0.0438799076212471" calcext:value-type="percentage">
            <text:p>4,39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3" calcext:value-type="float">
            <text:p>3</text:p>
          </table:table-cell>
          <table:table-cell table:style-name="ce73" table:formula="of:=[.G30]/[.G$37]" office:value-type="percentage" office:value="0.0069284064665127" calcext:value-type="percentage">
            <text:p>0,6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1]/[.$B$100]" office:value-type="percentage" office:value="0.0415704387990762" calcext:value-type="percentage">
            <text:p>4,16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64" office:value-type="float" office:value="60" calcext:value-type="float">
            <text:p>60</text:p>
          </table:table-cell>
          <table:table-cell table:style-name="ce74" table:formula="of:=[.G31]/[.G$37]" office:value-type="percentage" office:value="0.138568129330254" calcext:value-type="percentage">
            <text:p>13,8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32]/[.$B$100]" office:value-type="percentage" office:value="0.0392609699769053" calcext:value-type="percentage">
            <text:p>3,9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23" calcext:value-type="float">
            <text:p>23</text:p>
          </table:table-cell>
          <table:table-cell table:style-name="ce73" table:formula="of:=[.G32]/[.G$37]" office:value-type="percentage" office:value="0.0531177829099307" calcext:value-type="percentage">
            <text:p>5,31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3]/[.$B$100]" office:value-type="percentage" office:value="0.0323325635103926" calcext:value-type="percentage">
            <text:p>3,23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3" office:value-type="float" office:value="31" calcext:value-type="float">
            <text:p>31</text:p>
          </table:table-cell>
          <table:table-cell table:style-name="ce73" table:formula="of:=[.G33]/[.G$37]" office:value-type="percentage" office:value="0.0715935334872979" calcext:value-type="percentage">
            <text:p>7,1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4]/[.$B$100]" office:value-type="percentage" office:value="0.0277136258660508" calcext:value-type="percentage">
            <text:p>2,7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110" calcext:value-type="float">
            <text:p>110</text:p>
          </table:table-cell>
          <table:table-cell table:style-name="ce75" table:formula="of:=[.G34]/[.G$37]" office:value-type="percentage" office:value="0.254041570438799" calcext:value-type="percentage">
            <text:p>25,4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5]/[.$B$100]" office:value-type="percentage" office:value="0.0254041570438799" calcext:value-type="percentage">
            <text:p>2,54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30" calcext:value-type="float">
            <text:p>130</text:p>
          </table:table-cell>
          <table:table-cell table:style-name="ce76" table:formula="of:=[.G35]/[.G$37]" office:value-type="percentage" office:value="0.300230946882217" calcext:value-type="percentage">
            <text:p>30,0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6]/[.$B$100]" office:value-type="percentage" office:value="0.023094688221709" calcext:value-type="percentage">
            <text:p>2,31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31" calcext:value-type="float">
            <text:p>31</text:p>
          </table:table-cell>
          <table:table-cell table:style-name="ce77" table:formula="of:=[.G36]/[.G$37]" office:value-type="percentage" office:value="0.0715935334872979" calcext:value-type="percentage">
            <text:p>7,1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7]/[.$B$100]" office:value-type="percentage" office:value="0.023094688221709" calcext:value-type="percentage">
            <text:p>2,31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433" calcext:value-type="float">
            <text:p>433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8]/[.$B$100]" office:value-type="percentage" office:value="0.0207852193995381" calcext:value-type="percentage">
            <text:p>2,08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9]/[.$B$100]" office:value-type="percentage" office:value="0.0207852193995381" calcext:value-type="percentage">
            <text:p>2,08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0]/[.$B$100]" office:value-type="percentage" office:value="0.0184757505773672" calcext:value-type="percentage">
            <text:p>1,85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1]/[.$B$100]" office:value-type="percentage" office:value="0.0184757505773672" calcext:value-type="percentage">
            <text:p>1,85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2]/[.$B$100]" office:value-type="percentage" office:value="0.0184757505773672" calcext:value-type="percentage">
            <text:p>1,85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3]/[.$B$100]" office:value-type="percentage" office:value="0.0161662817551963" calcext:value-type="percentage">
            <text:p>1,62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4]/[.$B$100]" office:value-type="percentage" office:value="0.0161662817551963" calcext:value-type="percentage">
            <text:p>1,62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5]/[.$B$100]" office:value-type="percentage" office:value="0.0161662817551963" calcext:value-type="percentage">
            <text:p>1,62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6]/[.$B$100]" office:value-type="percentage" office:value="0.0161662817551963" calcext:value-type="percentage">
            <text:p>1,62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7]/[.$B$100]" office:value-type="percentage" office:value="0.0138568129330254" calcext:value-type="percentage">
            <text:p>1,39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8]/[.$B$100]" office:value-type="percentage" office:value="0.0138568129330254" calcext:value-type="percentage">
            <text:p>1,39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9]/[.$B$100]" office:value-type="percentage" office:value="0.0138568129330254" calcext:value-type="percentage">
            <text:p>1,39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0]/[.$B$100]" office:value-type="percentage" office:value="0.0138568129330254" calcext:value-type="percentage">
            <text:p>1,39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1]/[.$B$100]" office:value-type="percentage" office:value="0.0138568129330254" calcext:value-type="percentage">
            <text:p>1,39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2]/[.$B$100]" office:value-type="percentage" office:value="0.0138568129330254" calcext:value-type="percentage">
            <text:p>1,39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3]/[.$B$100]" office:value-type="percentage" office:value="0.0138568129330254" calcext:value-type="percentage">
            <text:p>1,39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4]/[.$B$100]" office:value-type="percentage" office:value="0.0115473441108545" calcext:value-type="percentage">
            <text:p>1,15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5]/[.$B$100]" office:value-type="percentage" office:value="0.0115473441108545" calcext:value-type="percentage">
            <text:p>1,15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6]/[.$B$100]" office:value-type="percentage" office:value="0.0115473441108545" calcext:value-type="percentage">
            <text:p>1,15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7]/[.$B$100]" office:value-type="percentage" office:value="0.0115473441108545" calcext:value-type="percentage">
            <text:p>1,15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8]/[.$B$100]" office:value-type="percentage" office:value="0.0115473441108545" calcext:value-type="percentage">
            <text:p>1,15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9]/[.$B$100]" office:value-type="percentage" office:value="0.0115473441108545" calcext:value-type="percentage">
            <text:p>1,15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0]/[.$B$100]" office:value-type="percentage" office:value="0.0115473441108545" calcext:value-type="percentage">
            <text:p>1,15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0]" office:value-type="percentage" office:value="0.0115473441108545" calcext:value-type="percentage">
            <text:p>1,15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0]" office:value-type="percentage" office:value="0.0115473441108545" calcext:value-type="percentage">
            <text:p>1,15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3]/[.$B$100]" office:value-type="percentage" office:value="0.0115473441108545" calcext:value-type="percentage">
            <text:p>1,15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0]" office:value-type="percentage" office:value="0.0092378752886836" calcext:value-type="percentage">
            <text:p>0,92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0]" office:value-type="percentage" office:value="0.0092378752886836" calcext:value-type="percentage">
            <text:p>0,92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0]" office:value-type="percentage" office:value="0.0092378752886836" calcext:value-type="percentage">
            <text:p>0,92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00]" office:value-type="percentage" office:value="0.0092378752886836" calcext:value-type="percentage">
            <text:p>0,92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8]/[.$B$100]" office:value-type="percentage" office:value="0.0092378752886836" calcext:value-type="percentage">
            <text:p>0,92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9]/[.$B$100]" office:value-type="percentage" office:value="0.0092378752886836" calcext:value-type="percentage">
            <text:p>0,92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0]/[.$B$100]" office:value-type="percentage" office:value="0.0092378752886836" calcext:value-type="percentage">
            <text:p>0,92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1]/[.$B$100]" office:value-type="percentage" office:value="0.0092378752886836" calcext:value-type="percentage">
            <text:p>0,92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0]" office:value-type="percentage" office:value="0.0069284064665127" calcext:value-type="percentage">
            <text:p>0,69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0]" office:value-type="percentage" office:value="0.0069284064665127" calcext:value-type="percentage">
            <text:p>0,69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4]/[.$B$100]" office:value-type="percentage" office:value="0.0069284064665127" calcext:value-type="percentage">
            <text:p>0,69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5]/[.$B$100]" office:value-type="percentage" office:value="0.0069284064665127" calcext:value-type="percentage">
            <text:p>0,69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6]/[.$B$100]" office:value-type="percentage" office:value="0.0069284064665127" calcext:value-type="percentage">
            <text:p>0,69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7]/[.$B$100]" office:value-type="percentage" office:value="0.0069284064665127" calcext:value-type="percentage">
            <text:p>0,69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8]/[.$B$100]" office:value-type="percentage" office:value="0.0069284064665127" calcext:value-type="percentage">
            <text:p>0,69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9]/[.$B$100]" office:value-type="percentage" office:value="0.0069284064665127" calcext:value-type="percentage">
            <text:p>0,69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0]/[.$B$100]" office:value-type="percentage" office:value="0.0069284064665127" calcext:value-type="percentage">
            <text:p>0,69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1]/[.$B$100]" office:value-type="percentage" office:value="0.0069284064665127" calcext:value-type="percentage">
            <text:p>0,69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0]" office:value-type="percentage" office:value="0.0046189376443418" calcext:value-type="percentage">
            <text:p>0,46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0]" office:value-type="percentage" office:value="0.0046189376443418" calcext:value-type="percentage">
            <text:p>0,46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0]" office:value-type="percentage" office:value="0.0046189376443418" calcext:value-type="percentage">
            <text:p>0,46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00]" office:value-type="percentage" office:value="0.0046189376443418" calcext:value-type="percentage">
            <text:p>0,46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6]/[.$B$100]" office:value-type="percentage" office:value="0.0046189376443418" calcext:value-type="percentage">
            <text:p>0,46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yerb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0]" office:value-type="percentage" office:value="0.0023094688221709" calcext:value-type="percentage">
            <text:p>0,23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0]" office:value-type="percentage" office:value="0.0023094688221709" calcext:value-type="percentage">
            <text:p>0,23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0]" office:value-type="percentage" office:value="0.0023094688221709" calcext:value-type="percentage">
            <text:p>0,23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0]" office:value-type="percentage" office:value="0.0023094688221709" calcext:value-type="percentage">
            <text:p>0,23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0]" office:value-type="percentage" office:value="0.0023094688221709" calcext:value-type="percentage">
            <text:p>0,23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0]" office:value-type="percentage" office:value="0.0023094688221709" calcext:value-type="percentage">
            <text:p>0,23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0]" office:value-type="percentage" office:value="0.0023094688221709" calcext:value-type="percentage">
            <text:p>0,23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0]" office:value-type="percentage" office:value="0.0023094688221709" calcext:value-type="percentage">
            <text:p>0,23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0]" office:value-type="percentage" office:value="0.0023094688221709" calcext:value-type="percentage">
            <text:p>0,23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0]" office:value-type="percentage" office:value="0.0023094688221709" calcext:value-type="percentage">
            <text:p>0,23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rroya de la Sie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0]" office:value-type="percentage" office:value="0.0023094688221709" calcext:value-type="percentage">
            <text:p>0,23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0]" office:value-type="percentage" office:value="0.0023094688221709" calcext:value-type="percentage">
            <text:p>0,23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31" calcext:value-type="float">
            <text:p>31</text:p>
          </table:table-cell>
          <table:table-cell table:style-name="ce33" table:formula="of:=[.B99]/[.$B$100]" office:value-type="percentage" office:value="0.0715935334872979" calcext:value-type="percentage">
            <text:p>7,16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9])" office:value-type="float" office:value="433" calcext:value-type="float">
            <text:p>433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2'.$A$1" table:cell-range-address="$'20201002'.$A$27:.$D$100"/>
        </table:named-expressions>
      </table:table>
      <table:named-expressions/>
      <table:database-ranges>
        <table:database-range table:name="__Anonymous_Sheet_DB__0" table:target-range-address="'20201002'.A27:'20201002'.D1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2" style:display-name="PageStyle_202010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3T15:44:18</dc:date>
    <meta:generator>LibreOffice/6.0.7.3$Linux_X86_64 LibreOffice_project/00m0$Build-3</meta:generator>
    <meta:document-statistic meta:table-count="1" meta:cell-count="420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